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6.505cm" style:rel-column-width="20398*"/>
    </style:style>
    <style:style style:name="Таблица1.B" style:family="table-column">
      <style:table-column-properties style:column-width="1.6cm" style:rel-column-width="5018*"/>
    </style:style>
    <style:style style:name="Таблица1.C" style:family="table-column">
      <style:table-column-properties style:column-width="2.711cm" style:rel-column-width="8499*"/>
    </style:style>
    <style:style style:name="Таблица1.D" style:family="table-column">
      <style:table-column-properties style:column-width="2.819cm" style:rel-column-width="8839*"/>
    </style:style>
    <style:style style:name="Таблица1.E" style:family="table-column">
      <style:table-column-properties style:column-width="2.602cm" style:rel-column-width="8159*"/>
    </style:style>
    <style:style style:name="Таблица1.F" style:family="table-column">
      <style:table-column-properties style:column-width="2.087cm" style:rel-column-width="6541*"/>
    </style:style>
    <style:style style:name="Таблица1.G" style:family="table-column">
      <style:table-column-properties style:column-width="2.577cm" style:rel-column-width="808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f69fb" officeooo:paragraph-rsid="001f69fb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23d7aa" officeooo:paragraph-rsid="0023d7aa" style:font-name-asian="Nimbus Mono L" style:font-size-asian="12pt" style:font-name-complex="Liberation Mono" style:font-size-complex="12pt"/>
    </style:style>
    <style:style style:name="T1" style:family="text">
      <style:text-properties officeooo:rsid="001ff3a5"/>
    </style:style>
    <style:style style:name="T2" style:family="text">
      <style:text-properties officeooo:rsid="0023d7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1">Наименование прибора, оборудования</text:p>
          </table:table-cell>
          <table:table-cell table:style-name="Таблица1.A1" table:number-rows-spanned="2" office:value-type="string">
            <text:p text:style-name="P2">Потребленное количество, шт.</text:p>
          </table:table-cell>
          <table:table-cell table:style-name="Таблица1.A1" table:number-columns-spanned="2" office:value-type="string">
            <text:p text:style-name="P1">Цена, руб.</text:p>
          </table:table-cell>
          <table:covered-table-cell/>
          <table:table-cell table:style-name="Таблица1.A1" table:number-rows-spanned="2" office:value-type="string">
            <text:p text:style-name="P2">Время использования по теме</text:p>
          </table:table-cell>
          <table:table-cell table:style-name="Таблица1.A1" table:number-rows-spanned="2" office:value-type="string">
            <text:p text:style-name="P2">Месячная норма амортизации, %</text:p>
          </table:table-cell>
          <table:table-cell table:style-name="Таблица1.G1" table:number-rows-spanned="2" office:value-type="string">
            <text:p text:style-name="P2">Сумма амортизации, руб.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2">Единицы</text:p>
          </table:table-cell>
          <table:table-cell table:style-name="Таблица1.C2" office:value-type="string">
            <text:p text:style-name="P2">Всего</text:p>
          </table:table-cell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1">Ноутбук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<text:span text:style-name="T2">1</text:span>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700</text:p>
          </table:table-cell>
        </table:table-row>
        <table:table-row>
          <table:table-cell table:style-name="Таблица1.C2" office:value-type="string">
            <text:p text:style-name="P1">Принтер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<text:span text:style-name="T2">1</text:span>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182</text:p>
          </table:table-cell>
        </table:table-row>
        <table:table-row>
          <table:table-cell table:style-name="Таблица1.G3" table:number-columns-spanned="7" office:value-type="string">
            <text:p text:style-name="P1">Итого: <text:span text:style-name="T1">32382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8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4:35:33.317733604</dc:date>
    <meta:editing-duration>PT37M54S</meta:editing-duration>
    <meta:editing-cycles>8</meta:editing-cycles>
    <meta:generator>LibreOffice/5.2.2.2$Linux_X86_64 LibreOffice_project/20m0$Build-2</meta:generator>
    <meta:document-statistic meta:table-count="1" meta:image-count="0" meta:object-count="0" meta:page-count="1" meta:paragraph-count="23" meta:word-count="40" meta:character-count="238" meta:non-whitespace-character-count="221"/>
  </office:meta>
</office:document-meta>
</file>